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alys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path_len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imulation_5.pkl</text:p>
          </table:table-cell>
          <table:table-cell office:value-type="float" office:value="98.1" calcext:value-type="float">
            <text:p>98.1</text:p>
          </table:table-cell>
          <table:table-cell office:value-type="float" office:value="32.7915108488285" calcext:value-type="float">
            <text:p>32.7915108488285</text:p>
          </table:table-cell>
          <table:table-cell office:value-type="float" office:value="0.0920969339133853" calcext:value-type="float">
            <text:p>0.092096933913385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7.pkl</text:p>
          </table:table-cell>
          <table:table-cell office:value-type="float" office:value="70.267" calcext:value-type="float">
            <text:p>70.267</text:p>
          </table:table-cell>
          <table:table-cell office:value-type="float" office:value="32.2073279724692" calcext:value-type="float">
            <text:p>32.2073279724692</text:p>
          </table:table-cell>
          <table:table-cell office:value-type="float" office:value="0.29127011282609" calcext:value-type="float">
            <text:p>0.29127011282609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2.pkl</text:p>
          </table:table-cell>
          <table:table-cell office:value-type="float" office:value="61.733" calcext:value-type="float">
            <text:p>61.733</text:p>
          </table:table-cell>
          <table:table-cell office:value-type="float" office:value="32.3188809289708" calcext:value-type="float">
            <text:p>32.3188809289708</text:p>
          </table:table-cell>
          <table:table-cell office:value-type="float" office:value="0.223248959270938" calcext:value-type="float">
            <text:p>0.223248959270938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10.pkl</text:p>
          </table:table-cell>
          <table:table-cell office:value-type="float" office:value="59.4" calcext:value-type="float">
            <text:p>59.4</text:p>
          </table:table-cell>
          <table:table-cell office:value-type="float" office:value="32.2222691675922" calcext:value-type="float">
            <text:p>32.2222691675922</text:p>
          </table:table-cell>
          <table:table-cell office:value-type="float" office:value="0.121528488791978" calcext:value-type="float">
            <text:p>0.12152848879197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mulation_3.pkl</text:p>
          </table:table-cell>
          <table:table-cell office:value-type="float" office:value="75.167" calcext:value-type="float">
            <text:p>75.167</text:p>
          </table:table-cell>
          <table:table-cell office:value-type="float" office:value="31.5770433937053" calcext:value-type="float">
            <text:p>31.5770433937053</text:p>
          </table:table-cell>
          <table:table-cell office:value-type="float" office:value="0.179231901108173" calcext:value-type="float">
            <text:p>0.179231901108173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1.pkl</text:p>
          </table:table-cell>
          <table:table-cell office:value-type="float" office:value="61.1" calcext:value-type="float">
            <text:p>61.1</text:p>
          </table:table-cell>
          <table:table-cell office:value-type="float" office:value="32.2001305443152" calcext:value-type="float">
            <text:p>32.2001305443152</text:p>
          </table:table-cell>
          <table:table-cell office:value-type="float" office:value="0.0993963742028835" calcext:value-type="float">
            <text:p>0.099396374202884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8.pkl</text:p>
          </table:table-cell>
          <table:table-cell office:value-type="float" office:value="62.6" calcext:value-type="float">
            <text:p>62.6</text:p>
          </table:table-cell>
          <table:table-cell office:value-type="float" office:value="32.1432933540106" calcext:value-type="float">
            <text:p>32.1432933540106</text:p>
          </table:table-cell>
          <table:table-cell office:value-type="float" office:value="0.246717913190232" calcext:value-type="float">
            <text:p>0.246717913190232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simulation_9.pkl</text:p>
          </table:table-cell>
          <table:table-cell office:value-type="float" office:value="94.266" calcext:value-type="float">
            <text:p>94.266</text:p>
          </table:table-cell>
          <table:table-cell office:value-type="float" office:value="31.1587887330846" calcext:value-type="float">
            <text:p>31.1587887330846</text:p>
          </table:table-cell>
          <table:table-cell office:value-type="float" office:value="0.144091246402447" calcext:value-type="float">
            <text:p>0.144091246402447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6.pkl</text:p>
          </table:table-cell>
          <table:table-cell office:value-type="float" office:value="62.833" calcext:value-type="float">
            <text:p>62.833</text:p>
          </table:table-cell>
          <table:table-cell office:value-type="float" office:value="32.619273689155" calcext:value-type="float">
            <text:p>32.619273689155</text:p>
          </table:table-cell>
          <table:table-cell office:value-type="float" office:value="0.130150095428021" calcext:value-type="float">
            <text:p>0.130150095428021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4.pkl</text:p>
          </table:table-cell>
          <table:table-cell office:value-type="float" office:value="59.1" calcext:value-type="float">
            <text:p>59.1</text:p>
          </table:table-cell>
          <table:table-cell office:value-type="float" office:value="32.9185554872652" calcext:value-type="float">
            <text:p>32.9185554872652</text:p>
          </table:table-cell>
          <table:table-cell office:value-type="float" office:value="0.108193411078022" calcext:value-type="float">
            <text:p>0.108193411078022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70.4566" calcext:value-type="float">
            <text:p>70.4566</text:p>
          </table:table-cell>
          <table:table-cell office:value-type="float" office:value="32.2157074119397" calcext:value-type="float">
            <text:p>32.2157074119397</text:p>
          </table:table-cell>
          <table:table-cell office:value-type="float" office:value="0.163592543621217" calcext:value-type="float">
            <text:p>0.163592543621217</text:p>
          </table:table-cell>
          <table:table-cell office:value-type="string" calcext:value-type="string">
            <text:p>100.0% collision</text:p>
          </table:table-cell>
          <table:table-cell office:value-type="string" calcext:value-type="string">
            <text:p>80.0% timeout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float" office:value="98.1" calcext:value-type="float">
            <text:p>98.1</text:p>
          </table:table-cell>
          <table:table-cell office:value-type="float" office:value="32.7915108488285" calcext:value-type="float">
            <text:p>32.7915108488285</text:p>
          </table:table-cell>
          <table:table-cell office:value-type="float" office:value="0.0920969339133853" calcext:value-type="float">
            <text:p>0.092096933913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267" calcext:value-type="float">
            <text:p>70.267</text:p>
          </table:table-cell>
          <table:table-cell office:value-type="float" office:value="32.2073279724692" calcext:value-type="float">
            <text:p>32.2073279724692</text:p>
          </table:table-cell>
          <table:table-cell office:value-type="float" office:value="0.29127011282609" calcext:value-type="float">
            <text:p>0.291270112826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733" calcext:value-type="float">
            <text:p>61.733</text:p>
          </table:table-cell>
          <table:table-cell office:value-type="float" office:value="32.3188809289708" calcext:value-type="float">
            <text:p>32.3188809289708</text:p>
          </table:table-cell>
          <table:table-cell office:value-type="float" office:value="0.223248959270938" calcext:value-type="float">
            <text:p>0.223248959270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office:value-type="float" office:value="32.2222691675922" calcext:value-type="float">
            <text:p>32.2222691675922</text:p>
          </table:table-cell>
          <table:table-cell office:value-type="float" office:value="0.121528488791978" calcext:value-type="float">
            <text:p>0.121528488791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.167" calcext:value-type="float">
            <text:p>75.167</text:p>
          </table:table-cell>
          <table:table-cell office:value-type="float" office:value="31.5770433937053" calcext:value-type="float">
            <text:p>31.5770433937053</text:p>
          </table:table-cell>
          <table:table-cell office:value-type="float" office:value="0.179231901108173" calcext:value-type="float">
            <text:p>0.179231901108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1" calcext:value-type="float">
            <text:p>61.1</text:p>
          </table:table-cell>
          <table:table-cell office:value-type="float" office:value="32.2001305443152" calcext:value-type="float">
            <text:p>32.2001305443152</text:p>
          </table:table-cell>
          <table:table-cell office:value-type="float" office:value="0.0993963742028835" calcext:value-type="float">
            <text:p>0.099396374202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office:value-type="float" office:value="32.1432933540106" calcext:value-type="float">
            <text:p>32.1432933540106</text:p>
          </table:table-cell>
          <table:table-cell office:value-type="float" office:value="0.246717913190232" calcext:value-type="float">
            <text:p>0.246717913190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833" calcext:value-type="float">
            <text:p>62.833</text:p>
          </table:table-cell>
          <table:table-cell office:value-type="float" office:value="32.619273689155" calcext:value-type="float">
            <text:p>32.619273689155</text:p>
          </table:table-cell>
          <table:table-cell office:value-type="float" office:value="0.130150095428021" calcext:value-type="float">
            <text:p>0.130150095428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.1" calcext:value-type="float">
            <text:p>59.1</text:p>
          </table:table-cell>
          <table:table-cell office:value-type="float" office:value="32.9185554872652" calcext:value-type="float">
            <text:p>32.9185554872652</text:p>
          </table:table-cell>
          <table:table-cell office:value-type="float" office:value="0.108193411078022" calcext:value-type="float">
            <text:p>0.108193411078022</text:p>
          </table:table-cell>
          <table:table-cell table:number-columns-repeated="2"/>
        </table:table-row>
        <table:table-row table:style-name="ro1">
          <table:table-cell/>
          <table:table-cell table:formula="of:=SUM([.B20:.B28])/9" office:value-type="float" office:value="67.8111111111111" calcext:value-type="float">
            <text:p>67.8111111111111</text:p>
          </table:table-cell>
          <table:table-cell table:formula="of:=SUM([.C20:.C28])/9" office:value-type="float" office:value="32.3331428207013" calcext:value-type="float">
            <text:p>32.3331428207013</text:p>
          </table:table-cell>
          <table:table-cell table:formula="of:=SUM([.D20:.D28])/9" office:value-type="float" office:value="0.165759354423303" calcext:value-type="float">
            <text:p>0.1657593544233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21:27:32.512187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29T21:28:58.466391161</dc:date>
    <meta:editing-duration>PT5M38S</meta:editing-duration>
    <meta:editing-cycles>2</meta:editing-cycles>
    <meta:generator>LibreOffice/6.4.7.2$Linux_X86_64 LibreOffice_project/40$Build-2</meta:generator>
    <meta:document-statistic meta:table-count="1" meta:cell-count="102" meta:object-count="0"/>
  </office:meta>
</office:document-meta>
</file>